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50%"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2"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 style:family="paragraph" style:parent-style-name="Text_20_body">
      <style:paragraph-properties fo:margin-left="0cm" fo:margin-right="0cm" fo:margin-top="0cm" fo:margin-bottom="0cm" loext:contextual-spacing="false" fo:line-height="150%" fo:text-indent="1.251cm" style:auto-text-indent="false" style:writing-mode="lr-tb"/>
    </style:style>
    <style:style style:name="P4"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style>
    <style:style style:name="P5"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weight="normal"/>
    </style:style>
    <style:style style:name="P6" style:family="paragraph" style:parent-style-name="Text_20_body">
      <style:paragraph-properties fo:margin-left="0cm" fo:margin-right="0cm" fo:margin-top="0cm" fo:margin-bottom="0cm" loext:contextual-spacing="false" fo:line-height="150%" fo:text-indent="1.251cm" style:auto-text-indent="false" style:writing-mode="lr-tb"/>
      <style:text-properties fo:font-weight="bold" style:font-weight-asian="bold" style:font-weight-complex="bold"/>
    </style:style>
    <style:style style:name="P7" style:family="paragraph" style:parent-style-name="Text_20_body" style:list-style-name="L2">
      <style:paragraph-properties fo:margin-left="0cm" fo:margin-right="0cm" fo:margin-top="0cm" fo:margin-bottom="0cm" loext:contextual-spacing="false" fo:line-height="150%" fo:text-align="justify" style:justify-single-word="false" fo:text-indent="1.251cm" style:auto-text-indent="false" style:writing-mode="lr-tb"/>
      <style:text-properties officeooo:rsid="000c6efe" officeooo:paragraph-rsid="000c6efe"/>
    </style:style>
    <style:style style:name="P8"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officeooo:rsid="000c6efe" officeooo:paragraph-rsid="000c6efe"/>
    </style:style>
    <style:style style:name="P9" style:family="paragraph" style:parent-style-name="Text_20_body">
      <style:paragraph-properties fo:margin-left="0cm" fo:margin-right="0cm" fo:margin-top="0cm" fo:margin-bottom="0cm" loext:contextual-spacing="false" fo:line-height="150%" fo:text-indent="1.251cm" style:auto-text-indent="false"/>
    </style:style>
    <style:style style:name="P10" style:family="paragraph" style:parent-style-name="Footnote">
      <style:text-properties officeooo:rsid="000bf190" officeooo:paragraph-rsid="000bf190"/>
    </style:style>
    <style:style style:name="T1" style:family="text">
      <style:text-properties fo:font-variant="normal" fo:text-transform="none" fo:color="#000000" style:text-line-through-style="none" style:text-line-through-type="none" style:font-name="Arial" fo:font-size="10.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officeooo:rsid="000bf190"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fo:font-weight="normal" officeooo:rsid="000bf190"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0.5pt" fo:font-style="normal" style:text-underline-style="none" fo:font-weight="normal" officeooo:rsid="000c6efe"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5pt" fo:font-style="normal" style:text-underline-style="none" fo:font-weight="normal" officeooo:rsid="000c6efe"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Arial" fo:font-size="10.5pt" fo:font-style="italic" style:text-underline-style="none" style:text-blinking="false" fo:background-color="transparent" loext:char-shading-value="0"/>
    </style:style>
    <style:style style:name="T8" style:family="text">
      <style:text-properties officeooo:rsid="000bf19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fc87f4d2-10ba-3f67-b73c-3782c1f03f29"/>Introdução</text:p>
      <text:p text:style-name="P3"/>
      <text:p text:style-name="P3"/>
      <text:p text:style-name="P2">Muitas vezes no dia-a-dia das atividades técnicas de informática, o técnico de suporte e administradores de redes tem a necessidade de automatizar tarefas repetitivas ou ainda tarefas complexas que necessitam uma sequência, previsível, mas numerosa <text:span text:style-name="T8">ou precisa</text:span> de passos para que seja realizada alguma ação.</text:p>
      <text:p text:style-name="P5"><text:span text:style-name="T1">Neste contexto se inserem os </text:span><text:span text:style-name="T7">Scripts</text:span><text:span text:style-name="T1">, </text:span><text:span text:style-name="T2">que são </text:span><text:span text:style-name="T1">um de roteiro, </text:span><text:span text:style-name="T2">uma sequência de comandos</text:span><text:span text:style-name="T1">, similar a uma programação que auxiliará a rotina de administração d</text:span><text:span text:style-name="T2">os</text:span><text:span text:style-name="T1"> sistemas computacionais.</text:span></text:p>
      <text:p text:style-name="P5"><text:span text:style-name="T1">Ao longo desta capacitação mostraremos a utilização d</text:span><text:span text:style-name="T2">a linguagem de script na administração de um sistema linux.</text:span></text:p>
      <text:p text:style-name="P3"><text:span text:style-name="T3"/></text:p>
      <text:p text:style-name="P6"><text:span text:style-name="T1">O que é um script?</text:span></text:p>
      <text:p text:style-name="P4"><text:span text:style-name="T3"/></text:p>
      <text:p text:style-name="P4"><text:span text:style-name="T4">Como dito antes, um script é uma sequência de passos lógicos que desenvolvem uma atividade ampla ou complexa, muito maior que apenas cada um dos passos em separado. São ferramentas muito úteis na administração de sistemas onde para se atingir certos resultados é necessário combinar vários comandos, realizar filtros e gerar resultados de forma rápida e automática. Os scripts são escritos baseados em comandos de uma linguagem de programação como os scripts python</text:span><text:span text:style-name="T4"><text:note text:id="ftn0" text:note-class="footnote"><text:note-citation>1</text:note-citation><text:note-body><text:p text:style-name="P10">Python: https://www.python.org/</text:p></text:note-body></text:note></text:span><text:span text:style-name="T4"> ou perl</text:span><text:span text:style-name="T4"><text:note text:id="ftn1" text:note-class="footnote"><text:note-citation>2</text:note-citation><text:note-body><text:p text:style-name="P10">Perl: https://www.perl.org/</text:p></text:note-body></text:note></text:span><text:span text:style-name="T4">, ou utilizando os comandos dos shells dos sistemas operacionais, como o bash</text:span><text:span text:style-name="T4"><text:note text:id="ftn2" text:note-class="footnote"><text:note-citation>3</text:note-citation><text:note-body><text:p text:style-name="P10">Bash: https://www.gnu.org/software/bash/</text:p></text:note-body></text:note></text:span><text:span text:style-name="T4"> para sistemas unix e ms-dos ou powershell</text:span><text:span text:style-name="T4"><text:note text:id="ftn3" text:note-class="footnote"><text:note-citation>4</text:note-citation><text:note-body><text:p text:style-name="P10">PowerShell: https://msdn.microsoft.com/en-us/powershell/</text:p></text:note-body></text:note></text:span><text:span text:style-name="T4"> para sistemas baseados na plataforma MS Windows.</text:span></text:p>
      <text:p text:style-name="P4"><text:span text:style-name="T5">Neste curso vamos aprender a criar </text:span><text:span text:style-name="T4">shell script</text:span><text:span text:style-name="T5">s</text:span><text:span text:style-name="T4"> (scritps de shell) </text:span><text:span text:style-name="T5">utilizando o shell bash num sistema GNU/Linux Debian 8</text:span><text:span text:style-name="T4">, </text:span><text:span text:style-name="T5">para isto</text:span><text:span text:style-name="T6"> temos que ter os seguintes requisitos:</text:span></text:p>
      <text:list xml:id="list3730414160904443875" text:style-name="L2">
        <text:list-item>
          <text:p text:style-name="P7"><text:span text:style-name="T3">VirtualBox </text:span></text:p>
        </text:list-item>
        <text:list-item>
          <text:p text:style-name="P7"><text:span text:style-name="T3">Máquina virtual com sistema operacional GNU/Linux Debian 8</text:span></text:p>
        </text:list-item>
      </text:list>
      <text:p text:style-name="P4"><text:span text:style-name="T4"/></text:p>
      <text:p text:style-name="P8"><text:span text:style-name="T4">O </text:span><text:span text:style-name="T3">que é um Shell, o que é o bash?</text:span></text:p>
      <text:p text:style-name="P8"><text:span text:style-name="T3">Shell é um interpretador de comandos através do qual um operador de sistemas comunica ao sistema operacional as ações que deseja que o computador realize. O shell pode ser gráfico como o ambiente gráfico do MS Windows, como o KDE ou Gnome com suas janelas, ponteiro de mouse, pastas etc, na quais o usuário realiza ações como cópia, leitura de arquivos, criação de pastas, acesso à Internet apenas clicando nos objetos e digitando apenas informações, ou o shell pode ser em formato de texto, onde o usuário interage com o sistema </text:span><text:soft-page-break/><text:span text:style-name="T3">digitando comandos posicionais e respondendo perguntas, necessitando uma habilidade de conhecimento muito maior do sistema do qual está operando.</text:span></text:p>
      <text:p text:style-name="P8"><text:span text:style-name="T3"><text:tab/></text:span></text:p>
      <text:p text:style-name="P4"><text:span text:style-name="T4"/></text:p>
      <text:p text:style-name="P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9T09:08:49.290665680</meta:creation-date>
    <meta:generator>LibreOffice/5.0.0.5$Linux_X86_64 LibreOffice_project/437e4abdf9e72fd0a6e6f8697a0e659bc77f9b10</meta:generator>
    <dc:date>2016-10-30T09:52:52.771169417</dc:date>
    <meta:editing-duration>PT10H39S</meta:editing-duration>
    <meta:editing-cycles>2</meta:editing-cycles>
    <meta:document-statistic meta:table-count="0" meta:image-count="0" meta:object-count="0" meta:page-count="2" meta:paragraph-count="17" meta:word-count="364" meta:character-count="2380" meta:non-whitespace-character-count="2030"/>
  </office:meta>
</office:document-meta>
</file>